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Helvetica, Arial, sans-serif, 'Apple Color Emoji', 'Segoe UI Emoji', 'Segoe UI Symbol'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2b669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00000" style:font-name="apple-system1" fo:font-size="10pt" fo:letter-spacing="normal" fo:font-style="normal" fo:font-weight="normal" officeooo:paragraph-rsid="001dea35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1dea35"/>
    </style:style>
    <style:style style:name="P5" style:family="paragraph" style:parent-style-name="Text_20_body" style:list-style-name="L2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paragraph-rsid="001e6a4f" style:font-size-asian="10pt" style:font-size-complex="10pt"/>
    </style:style>
    <style:style style:name="P6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000000" style:font-name="apple-system1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000000" style:font-name="apple-system1" fo:font-size="10pt" fo:letter-spacing="normal" fo:font-style="normal" fo:font-weight="normal" officeooo:paragraph-rsid="001dea35" style:font-size-asian="10pt" style:font-size-complex="10pt"/>
    </style:style>
    <style:style style:name="P8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000000" style:font-name="apple-system1" fo:font-size="10pt" fo:letter-spacing="normal" fo:font-style="normal" fo:font-weight="normal" officeooo:paragraph-rsid="001e6a4f" style:font-size-asian="10pt" style:font-size-complex="10pt"/>
    </style:style>
    <style:style style:name="P9" style:family="paragraph" style:parent-style-name="Text_20_body" style:list-style-name="L2">
      <style:paragraph-properties fo:margin-top="0.423cm" fo:margin-bottom="0.423cm" loext:contextual-spacing="false" fo:orphans="2" fo:widows="2"/>
    </style:style>
    <style:style style:name="P10" style:family="paragraph" style:parent-style-name="Text_20_body" style:list-style-name="L2">
      <style:paragraph-properties fo:margin-top="0.423cm" fo:margin-bottom="0.423cm" loext:contextual-spacing="false" fo:orphans="2" fo:widows="2"/>
      <style:text-properties style:font-name="apple-system1" fo:font-size="10pt" style:font-size-asian="10pt" style:font-size-complex="10pt"/>
    </style:style>
    <style:style style:name="P11" style:family="paragraph" style:parent-style-name="Text_20_body" style:list-style-name="L1">
      <style:paragraph-properties fo:margin-top="0.423cm" fo:margin-bottom="0.423cm" loext:contextual-spacing="false" fo:orphans="2" fo:widows="2"/>
      <style:text-properties fo:color="#000000" style:font-name="apple-system1" fo:font-size="10pt" style:font-size-asian="10pt" style:font-size-complex="10pt"/>
    </style:style>
    <style:style style:name="P12" style:family="paragraph" style:parent-style-name="Heading_20_1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0pt" fo:letter-spacing="normal" fo:font-style="normal" fo:font-weight="bold" officeooo:rsid="00113075" officeooo:paragraph-rsid="00113075" style:font-size-asian="10pt" style:font-size-complex="10pt"/>
    </style:style>
    <style:style style:name="T1" style:family="text">
      <style:text-properties fo:font-weight="bold" officeooo:rsid="00133080" style:font-weight-asian="bold" style:font-weight-complex="bold"/>
    </style:style>
    <style:style style:name="T2" style:family="text">
      <style:text-properties fo:font-weight="bold" officeooo:rsid="0013e665" style:font-weight-asian="bold" style:font-weight-complex="bold"/>
    </style:style>
    <style:style style:name="T3" style:family="text">
      <style:text-properties fo:font-weight="bold" officeooo:rsid="0015abfd" style:font-weight-asian="bold" style:font-weight-complex="bold"/>
    </style:style>
    <style:style style:name="T4" style:family="text">
      <style:text-properties fo:font-weight="bold" officeooo:rsid="0016e9ef" style:font-weight-asian="bold" style:font-weight-complex="bold"/>
    </style:style>
    <style:style style:name="T5" style:family="text">
      <style:text-properties fo:font-weight="bold" officeooo:rsid="0017aaa7" style:font-weight-asian="bold" style:font-weight-complex="bold"/>
    </style:style>
    <style:style style:name="T6" style:family="text">
      <style:text-properties fo:font-weight="bold" officeooo:rsid="0018e362" style:font-weight-asian="bold" style:font-weight-complex="bold"/>
    </style:style>
    <style:style style:name="T7" style:family="text">
      <style:text-properties fo:font-weight="bold" officeooo:rsid="001a2ec3" style:font-weight-asian="bold" style:font-weight-complex="bold"/>
    </style:style>
    <style:style style:name="T8" style:family="text">
      <style:text-properties fo:font-weight="bold" officeooo:rsid="001b7079" style:font-weight-asian="bold" style:font-weight-complex="bold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officeooo:rsid="001dea35"/>
    </style:style>
    <style:style style:name="T11" style:family="text">
      <style:text-properties fo:font-variant="normal" fo:text-transform="none" fo:color="#24292e" style:font-name="apple-system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24292e" style:font-name="apple-system" fo:letter-spacing="normal" fo:font-style="normal" fo:font-weight="normal"/>
    </style:style>
    <style:style style:name="T13" style:family="text">
      <style:text-properties fo:font-variant="normal" fo:text-transform="none" fo:color="#24292e" fo:font-size="12pt" fo:letter-spacing="normal" fo:font-style="normal" fo:font-weight="normal"/>
    </style:style>
    <style:style style:name="T14" style:family="text">
      <style:text-properties fo:font-variant="normal" fo:text-transform="none" fo:color="#24292e" fo:letter-spacing="normal" fo:font-style="normal" fo:font-weight="normal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Consolas" fo:font-size="12pt" fo:letter-spacing="normal" fo:font-style="normal" fo:font-weight="normal" officeooo:rsid="001dea35"/>
    </style:style>
    <style:style style:name="T17" style:family="text">
      <style:text-properties fo:font-variant="normal" fo:text-transform="none" fo:color="#000000" style:font-name="Consolas" fo:letter-spacing="normal"/>
    </style:style>
    <style:style style:name="T18" style:family="text">
      <style:text-properties fo:font-variant="normal" fo:text-transform="none" fo:color="#000000" style:font-name="Consolas" fo:letter-spacing="normal" fo:font-style="normal" fo:font-weight="normal"/>
    </style:style>
    <style:style style:name="T19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font-size="12pt" fo:letter-spacing="normal" fo:font-style="normal" fo:font-weight="normal"/>
    </style:style>
    <style:style style:name="T23" style:family="text">
      <style:text-properties fo:font-variant="normal" fo:text-transform="none" fo:color="#000000" style:font-name="apple-system1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00" style:font-name="apple-system1" fo:font-size="10pt" fo:letter-spacing="normal" style:font-size-asian="10pt" style:font-size-complex="10pt"/>
    </style:style>
    <style:style style:name="T25" style:family="text">
      <style:text-properties fo:font-variant="normal" fo:text-transform="none" fo:color="#000000" fo:font-size="10pt" fo:letter-spacing="normal" style:font-size-asian="10pt" style:font-size-complex="10pt"/>
    </style:style>
    <style:style style:name="T26" style:family="text">
      <style:text-properties fo:font-variant="normal" fo:text-transform="none" fo:color="#5f6364" style:font-name="Consolas" fo:font-size="12pt" fo:letter-spacing="normal" fo:font-style="normal" fo:font-weight="normal"/>
    </style:style>
    <style:style style:name="T27" style:family="text">
      <style:text-properties fo:font-variant="normal" fo:text-transform="none" fo:color="#5f6364" style:font-name="Consolas" fo:font-size="12pt" fo:letter-spacing="normal" fo:font-style="normal" fo:font-weight="normal" officeooo:rsid="001dea35"/>
    </style:style>
    <style:style style:name="T28" style:family="text">
      <style:text-properties fo:font-variant="normal" fo:text-transform="none" fo:color="#5f6364" style:font-name="Consolas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5f6364" style:font-name="Consolas" fo:letter-spacing="normal" fo:font-style="normal" fo:font-weight="normal"/>
    </style:style>
    <style:style style:name="T30" style:family="text">
      <style:text-properties fo:font-variant="normal" fo:text-transform="none" fo:color="#5f6364" fo:font-size="12pt" fo:letter-spacing="normal" fo:font-style="normal" fo:font-weight="normal"/>
    </style:style>
    <style:style style:name="T31" style:family="text">
      <style:text-properties fo:font-variant="normal" fo:text-transform="none" fo:color="#5f6364" fo:letter-spacing="normal" fo:font-style="normal" fo:font-weight="normal"/>
    </style:style>
    <style:style style:name="T32" style:family="text">
      <style:text-properties fo:font-variant="normal" fo:text-transform="none" fo:color="#5f6364" style:font-name="apple-system1" fo:font-size="10pt" fo:letter-spacing="normal" fo:font-style="normal" fo:font-weight="normal" style:font-size-asian="10pt" style:font-size-complex="10pt"/>
    </style:style>
    <style:style style:name="T33" style:family="text">
      <style:text-properties fo:font-variant="normal" fo:text-transform="none" fo:color="#c92c2c" style:font-name="Consolas" fo:font-size="12pt" fo:letter-spacing="normal" fo:font-style="normal" fo:font-weight="normal"/>
    </style:style>
    <style:style style:name="T34" style:family="text">
      <style:text-properties fo:font-variant="normal" fo:text-transform="none" fo:color="#c92c2c" style:font-name="Consolas" fo:font-size="12pt" fo:letter-spacing="normal" fo:font-style="normal" fo:font-weight="normal" officeooo:rsid="001dea35"/>
    </style:style>
    <style:style style:name="T35" style:family="text">
      <style:text-properties fo:font-variant="normal" fo:text-transform="none" fo:color="#c92c2c" style:font-name="Consolas" fo:font-size="10pt" fo:letter-spacing="normal" fo:font-style="normal" fo:font-weight="normal" style:font-size-asian="10pt" style:font-size-complex="10pt"/>
    </style:style>
    <style:style style:name="T36" style:family="text">
      <style:text-properties fo:font-variant="normal" fo:text-transform="none" fo:color="#c92c2c" style:font-name="Consolas" fo:letter-spacing="normal" fo:font-style="normal" fo:font-weight="normal"/>
    </style:style>
    <style:style style:name="T37" style:family="text">
      <style:text-properties fo:font-variant="normal" fo:text-transform="none" fo:color="#c92c2c" fo:font-size="12pt" fo:letter-spacing="normal" fo:font-style="normal" fo:font-weight="normal"/>
    </style:style>
    <style:style style:name="T38" style:family="text">
      <style:text-properties fo:font-variant="normal" fo:text-transform="none" fo:color="#c92c2c" fo:letter-spacing="normal" fo:font-style="normal" fo:font-weight="normal"/>
    </style:style>
    <style:style style:name="T39" style:family="text">
      <style:text-properties fo:font-variant="normal" fo:text-transform="none" fo:color="#c92c2c" style:font-name="apple-system1" fo:font-size="10pt" fo:letter-spacing="normal" fo:font-style="normal" fo:font-weight="normal" style:font-size-asian="10pt" style:font-size-complex="10pt"/>
    </style:style>
    <style:style style:name="T40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41" style:family="text">
      <style:text-properties fo:font-variant="normal" fo:text-transform="none" fo:color="#a67f59" style:font-name="Consolas" fo:font-size="12pt" fo:letter-spacing="normal" fo:font-style="normal" fo:font-weight="normal" officeooo:rsid="001dea35"/>
    </style:style>
    <style:style style:name="T42" style:family="text">
      <style:text-properties fo:font-variant="normal" fo:text-transform="none" fo:color="#a67f59" style:font-name="Consolas" fo:font-size="10pt" fo:letter-spacing="normal" fo:font-style="normal" fo:font-weight="normal" style:font-size-asian="10pt" style:font-size-complex="10pt"/>
    </style:style>
    <style:style style:name="T43" style:family="text">
      <style:text-properties fo:font-variant="normal" fo:text-transform="none" fo:color="#a67f59" style:font-name="Consolas" fo:letter-spacing="normal" fo:font-style="normal" fo:font-weight="normal"/>
    </style:style>
    <style:style style:name="T44" style:family="text">
      <style:text-properties fo:font-variant="normal" fo:text-transform="none" fo:color="#a67f59" fo:font-size="12pt" fo:letter-spacing="normal" fo:font-style="normal" fo:font-weight="normal"/>
    </style:style>
    <style:style style:name="T45" style:family="text">
      <style:text-properties fo:font-variant="normal" fo:text-transform="none" fo:color="#a67f59" fo:letter-spacing="normal" fo:font-style="normal" fo:font-weight="normal"/>
    </style:style>
    <style:style style:name="T46" style:family="text">
      <style:text-properties fo:font-variant="normal" fo:text-transform="none" fo:color="#a67f59" style:font-name="apple-system1" fo:font-size="10pt" fo:letter-spacing="normal" fo:font-style="normal" fo:font-weight="normal" style:font-size-asian="10pt" style:font-size-complex="10pt"/>
    </style:style>
    <style:style style:name="T47" style:family="text">
      <style:text-properties fo:font-variant="normal" fo:text-transform="none" fo:letter-spacing="normal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color="#2f9c0a" style:font-name="Consolas" fo:font-size="12pt" fo:letter-spacing="normal" fo:font-style="normal" fo:font-weight="normal"/>
    </style:style>
    <style:style style:name="T50" style:family="text">
      <style:text-properties fo:font-variant="normal" fo:text-transform="none" fo:color="#2f9c0a" style:font-name="Consolas" fo:font-size="10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2f9c0a" style:font-name="Consolas" fo:letter-spacing="normal" fo:font-style="normal" fo:font-weight="normal"/>
    </style:style>
    <style:style style:name="T52" style:family="text">
      <style:text-properties fo:font-variant="normal" fo:text-transform="none" fo:color="#2f9c0a" style:font-name="apple-system1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fo:color="#2f9c0a" fo:letter-spacing="normal" fo:font-style="normal" fo:font-weight="normal"/>
    </style:style>
    <style:style style:name="T54" style:family="text">
      <style:text-properties officeooo:rsid="001dea35"/>
    </style:style>
    <style:style style:name="T55" style:family="text">
      <style:text-properties fo:color="#000000"/>
    </style:style>
    <style:style style:name="T56" style:family="text">
      <style:text-properties fo:color="#000000" style:font-name="Consolas"/>
    </style:style>
    <style:style style:name="T57" style:family="text">
      <style:text-properties fo:color="#000000" style:font-name="Consolas" officeooo:rsid="001dea35"/>
    </style:style>
    <style:style style:name="T58" style:family="text">
      <style:text-properties fo:color="#000000" officeooo:rsid="001dea35"/>
    </style:style>
    <style:style style:name="T59" style:family="text">
      <style:text-properties fo:color="#000000" style:font-name="apple-system1"/>
    </style:style>
    <style:style style:name="T60" style:family="text">
      <style:text-properties fo:color="#000000" style:font-name="apple-system1" officeooo:rsid="001dea35"/>
    </style:style>
    <style:style style:name="T61" style:family="text">
      <style:text-properties fo:color="#5f6364"/>
    </style:style>
    <style:style style:name="T62" style:family="text">
      <style:text-properties fo:color="#5f6364" style:font-name="Consolas"/>
    </style:style>
    <style:style style:name="T63" style:family="text">
      <style:text-properties fo:color="#5f6364" style:font-name="Consolas" officeooo:rsid="001dea35"/>
    </style:style>
    <style:style style:name="T64" style:family="text">
      <style:text-properties fo:color="#5f6364" officeooo:rsid="001dea35"/>
    </style:style>
    <style:style style:name="T65" style:family="text">
      <style:text-properties fo:color="#c92c2c"/>
    </style:style>
    <style:style style:name="T66" style:family="text">
      <style:text-properties fo:color="#c92c2c" style:font-name="Consolas"/>
    </style:style>
    <style:style style:name="T67" style:family="text">
      <style:text-properties fo:color="#c92c2c" style:font-name="Consolas" officeooo:rsid="001dea35"/>
    </style:style>
    <style:style style:name="T68" style:family="text">
      <style:text-properties fo:color="#c92c2c" officeooo:rsid="001dea35"/>
    </style:style>
    <style:style style:name="T69" style:family="text">
      <style:text-properties fo:color="#a67f59"/>
    </style:style>
    <style:style style:name="T70" style:family="text">
      <style:text-properties fo:color="#a67f59" style:font-name="Consolas"/>
    </style:style>
    <style:style style:name="T71" style:family="text">
      <style:text-properties fo:color="#a67f59" style:font-name="Consolas" officeooo:rsid="001dea35"/>
    </style:style>
    <style:style style:name="T72" style:family="text">
      <style:text-properties fo:color="#a67f59" officeooo:rsid="001dea3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Node</text:span></text:p>
      <text:p text:style-name="P1">Q 1 - What is Callback? <text:span text:style-name="T8">A</text:span></text:p>
      <text:p text:style-name="P2">A - Callback is an asynchronous equivalent for a function. </text:p>
      <text:p text:style-name="P2">B - Callback is a technique in which a method call back the caller method. </text:p>
      <text:p text:style-name="P2">C - Both of the above. D - None of the above.</text:p>
      <text:p text:style-name="P1"/>
      <text:p text:style-name="P1">Q 2 - Which of the following is true about EventEmitter.emit property? <text:span text:style-name="T1">C</text:span></text:p>
      <text:p text:style-name="P2">A - emit property is used to locate an event handler. </text:p>
      <text:p text:style-name="P2">B - emit property is used to bind a function with the event. </text:p>
      <text:p text:style-name="P2">C - emit property is used to fire an event. </text:p>
      <text:p text:style-name="P2">D - None of the above.</text:p>
      <text:p text:style-name="P2"/>
      <text:p text:style-name="P1">Q 4 - Which of the following is true about File I/O in Node applications? <text:span text:style-name="T2">C</text:span></text:p>
      <text:p text:style-name="P2">A - Node implements File I/O using simple wrappers around standard POSIX functions. </text:p>
      <text:p text:style-name="P2">B - Node File System (fs) module should be imported for File I/O opearations. </text:p>
      <text:p text:style-name="P2">C - Both of the above. </text:p>
      <text:p text:style-name="P2">D - None of the above.</text:p>
      <text:p text:style-name="P2"/>
      <text:p text:style-name="P2">Q 4 - Which of the following is true about clearTimeout(t) global function? <text:span text:style-name="T3">A</text:span></text:p>
      <text:p text:style-name="P2">A - The clearTimeout( t ) global function is used to stop a timer that was previously created with setTimeout(). </text:p>
      <text:p text:style-name="P2">B - The clearTimeout( t ) function returns an opaque value that represents the timer which can be used to clear the timer. </text:p>
      <text:p text:style-name="P2">C - Both of the above. D - None of the above.</text:p>
      <text:p text:style-name="P1"><text:soft-page-break/>Q 5 - Which of the following is the correct way to get an extension of a file? <text:span text:style-name="T4">B</text:span></text:p>
      <text:p text:style-name="P2">A - fs.extname('main.js') </text:p>
      <text:p text:style-name="P2">B - path.extname('main.js') </text:p>
      <text:p text:style-name="P2">C - os.extname('main.js') </text:p>
      <text:p text:style-name="P2">D - None of the above.</text:p>
      <text:p text:style-name="P1"/>
      <text:p text:style-name="P1">Q 6 - net.isIP(input) returns 0 for invalid input. <text:span text:style-name="T5">A</text:span></text:p>
      <text:p text:style-name="P1">A - true B - false</text:p>
      <text:p text:style-name="P1"/>
      <text:p text:style-name="P1">Q 7 - Which of the following module is required to create a child process? <text:span text:style-name="T6">B</text:span></text:p>
      <text:p text:style-name="P2">A - process module </text:p>
      <text:p text:style-name="P2">B - child_process module </text:p>
      <text:p text:style-name="P2">C - child module </text:p>
      <text:p text:style-name="P2">D - web module</text:p>
      <text:p text:style-name="P1"/>
      <text:p text:style-name="P1">Q 8 - A stream fires end event when there is no more data to read. <text:span text:style-name="T7">A</text:span></text:p>
      <text:p text:style-name="P1">A - true B - fal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Helvetica, Arial, sans-serif, 'Apple Color Emoji', 'Segoe UI Emoji', 'Segoe UI Symbol'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0:19:40.388451315</meta:creation-date>
    <dc:date>2018-11-15T21:38:03.713025460</dc:date>
    <meta:editing-duration>PT1H18M19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2" meta:paragraph-count="33" meta:word-count="327" meta:character-count="1590" meta:non-whitespace-character-count="1280"/>
  </office:meta>
</office:document-meta>
</file>